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897" officeooo:paragraph-rsid="001c9897"/>
    </style:style>
    <style:style style:name="P2" style:family="paragraph" style:parent-style-name="Standard">
      <style:text-properties fo:font-weight="bold" officeooo:rsid="001c9897" officeooo:paragraph-rsid="001c9897" style:font-weight-asian="bold" style:font-weight-complex="bold"/>
    </style:style>
    <style:style style:name="P3" style:family="paragraph" style:parent-style-name="Standard">
      <style:text-properties fo:font-weight="normal" officeooo:rsid="001c9897" officeooo:paragraph-rsid="001c9897" style:font-weight-asian="normal" style:font-weight-complex="normal"/>
    </style:style>
    <style:style style:name="P4" style:family="paragraph" style:parent-style-name="Standard">
      <style:text-properties officeooo:paragraph-rsid="001c9897"/>
    </style:style>
    <style:style style:name="P5" style:family="paragraph" style:parent-style-name="Standard">
      <style:text-properties officeooo:rsid="001d2278" officeooo:paragraph-rsid="001d2278"/>
    </style:style>
    <style:style style:name="P6" style:family="paragraph" style:parent-style-name="Standard">
      <style:text-properties officeooo:rsid="001e2fcb" officeooo:paragraph-rsid="001e2fcb"/>
    </style:style>
    <style:style style:name="P7" style:family="paragraph" style:parent-style-name="Standard">
      <style:text-properties officeooo:rsid="001e2fcb" officeooo:paragraph-rsid="001e3ab8"/>
    </style:style>
    <style:style style:name="P8" style:family="paragraph" style:parent-style-name="Standard">
      <style:text-properties officeooo:rsid="001fd6a9" officeooo:paragraph-rsid="001fd6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9897" style:font-weight-asian="normal" style:font-weight-complex="normal"/>
    </style:style>
    <style:style style:name="T3" style:family="text">
      <style:text-properties fo:font-weight="normal" officeooo:rsid="001e3ab8" style:font-weight-asian="normal" style:font-weight-complex="normal"/>
    </style:style>
    <style:style style:name="T4" style:family="text">
      <style:text-properties fo:font-style="italic" fo:font-weight="normal" officeooo:rsid="001e3ab8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e3ab8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KER COMMANDS:</text:p>
      <text:p text:style-name="P3">docker search centos --&gt; To search images named centos.</text:p>
      <text:p text:style-name="P4"><text:span text:style-name="T2">docker run centos --&gt; It runs the centos file, if it is not present then it downloads the centos image file.</text:span></text:p>
      <text:p text:style-name="P1"><text:span text:style-name="T1">docker ps --&gt; It displays all running files in Docker.</text:span></text:p>
      <text:p text:style-name="P1"><text:span text:style-name="T1">docker ps -a --&gt; It displays all files curretly running and previously run files in Docker.</text:span></text:p>
      <text:p text:style-name="P1"><text:span text:style-name="T1">docker images --&gt; It displays all downloaded images in Docker.</text:span></text:p>
      <text:p text:style-name="P1"><text:span text:style-name="T1">docker run -d centos --&gt; To run the file.</text:span></text:p>
      <text:p text:style-name="P5"><text:span text:style-name="T1">docker rm containerId --&gt; To remove container from Docker.</text:span></text:p>
      <text:p text:style-name="P5"><text:span text:style-name="T1">docker rmi imagename --&gt; To remove image from Docker.</text:span></text:p>
      <text:p text:style-name="P5"><text:span text:style-name="T1">docker pull image --&gt; To download the image.</text:span></text:p>
      <text:p text:style-name="P6"><text:span text:style-name="T1">docker run -it centos --&gt; Enters into respective container.</text:span></text:p>
      <text:p text:style-name="P6"><text:span text:style-name="T1">exit --&gt; Exit form the container.</text:span></text:p>
      <text:p text:style-name="P7"><text:span text:style-name="T1">docker run -it centos </text:span><text:span text:style-name="T6">/bin/sh --&gt; Enter into shell container.</text:span></text:p>
      <text:p text:style-name="P8"><text:span text:style-name="T6">c</text:span><text:span text:style-name="T5">at /etc/*release* --&gt; To get the container detai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5:59:43.621577932</meta:creation-date>
    <dc:date>2021-04-24T17:02:59.257107008</dc:date>
    <meta:editing-duration>PT3M43S</meta:editing-duration>
    <meta:editing-cycles>1</meta:editing-cycles>
    <meta:document-statistic meta:table-count="0" meta:image-count="0" meta:object-count="0" meta:page-count="1" meta:paragraph-count="14" meta:word-count="149" meta:character-count="787" meta:non-whitespace-character-count="665"/>
    <meta:generator>LibreOffice/6.4.6.2$Linux_X86_64 LibreOffice_project/40$Build-2</meta:generator>
  </office:meta>
</office:document-meta>
</file>